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sup>
              <mi>S</mi>
              <mi>N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i/>
            <msubsup>
              <mi>S</mi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row>
              <mi/>
              <mo stretchy="false">=</mo>
              <mi/>
            </mrow>
            <mfenced open="(" close=")">
              <mrow>
                <msub>
                  <mrow>
                    <mstyle mathvariant="bold">
                      <mrow>
                        <mn>1</mn>
                      </mrow>
                    </mstyle>
                  </mrow>
                  <mi>N</mi>
                </msub>
                <mrow>
                  <mi/>
                  <mo stretchy="false">−</mo>
                  <mi/>
                </mrow>
                <msubsup>
                  <mi>S</mi>
                  <mi>N</mi>
                  <mrow>
                    <mrow>
                      <mo stretchy="false">(</mo>
                      <mrow>
                        <mrow>
                          <mi/>
                          <mo stretchy="false">+</mo>
                          <mi/>
                        </mrow>
                      </mrow>
                      <mo stretchy="false">)</mo>
                    </mrow>
                  </mrow>
                </msubsup>
                <mrow>
                  <mi/>
                  <mo stretchy="false">−</mo>
                  <mi/>
                </mrow>
                <msubsup>
                  <mi>S</mi>
                  <mi>N</mi>
                  <mrow>
                    <mrow>
                      <mo stretchy="false">(</mo>
                      <mrow>
                        <mrow>
                          <mi/>
                          <mo stretchy="false">−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i/>
            <msubsup>
              <mi>S</mi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row>
                <mtable>
                  <mtr>
                    <mtd>
                      <mrow>
                        <mrow>
                          <mi/>
                          <mo stretchy="false">=</mo>
                          <mi/>
                        </mrow>
                        <msubsup>
                          <mi>S</mi>
                          <mi>N</mi>
                          <mrow>
                            <mrow>
                              <mo stretchy="false">(</mo>
                              <mrow>
                                <mrow>
                                  <mi/>
                                  <mo stretchy="false">+</mo>
                                  <mi/>
                                </mrow>
                              </mrow>
                              <mo stretchy="false">)</mo>
                            </mrow>
                          </mrow>
                        </msubsup>
                        <mrow>
                          <mi/>
                          <mo stretchy="false">−</mo>
                          <mi/>
                        </mrow>
                        <msup>
                          <mrow>
                            <mo stretchy="false">[</mo>
                            <mrow>
                              <msubsup>
                                <mi>S</mi>
                                <mi>N</mi>
                                <mrow>
                                  <mrow>
                                    <mo stretchy="false">(</mo>
                                    <mrow>
                                      <mrow>
                                        <mi/>
                                        <mo stretchy="false">+</mo>
                                        <mi/>
                                      </mrow>
                                    </mrow>
                                    <mo stretchy="false">)</mo>
                                  </mrow>
                                </mrow>
                              </msubsup>
                            </mrow>
                            <mo stretchy="false">]</mo>
                          </mrow>
                          <mn>2</mn>
                        </msup>
                        <mrow>
                          <mi/>
                          <mo stretchy="false">−</mo>
                          <mi/>
                        </mrow>
                        <munder>
                          <munder>
                            <mrow>
                              <msubsup>
                                <mi>S</mi>
                                <mi>N</mi>
                                <mrow>
                                  <mrow>
                                    <mo stretchy="false">(</mo>
                                    <mrow>
                                      <mrow>
                                        <mi/>
                                        <mo stretchy="false">−</mo>
                                        <mi/>
                                      </mrow>
                                    </mrow>
                                    <mo stretchy="false">)</mo>
                                  </mrow>
                                </mrow>
                              </msubsup>
                              <mi/>
                              <msubsup>
                                <mi>S</mi>
                                <mi>N</mi>
                                <mrow>
                                  <mrow>
                                    <mo stretchy="false">(</mo>
                                    <mrow>
                                      <mrow>
                                        <mi/>
                                        <mo stretchy="false">+</mo>
                                        <mi/>
                                      </mrow>
                                    </mrow>
                                    <mo stretchy="false">)</mo>
                                  </mrow>
                                </mrow>
                              </msubsup>
                            </mrow>
                            <mo stretchy="false">⏟</mo>
                          </munder>
                          <mrow>
                            <mrow>
                              <mi/>
                              <mo stretchy="false">=</mo>
                              <mi/>
                            </mrow>
                            <mn>0</mn>
                          </mrow>
                        </munder>
                      </mrow>
                    </mtd>
                  </mtr>
                  <mtr>
                    <mtd>
                      <mrow>
                        <mrow>
                          <mi/>
                          <mo stretchy="false">=</mo>
                          <mi/>
                        </mrow>
                        <msubsup>
                          <mi>S</mi>
                          <mi>N</mi>
                          <mrow>
                            <mrow>
                              <mo stretchy="false">(</mo>
                              <mrow>
                                <mrow>
                                  <mi/>
                                  <mo stretchy="false">−</mo>
                                  <mi/>
                                </mrow>
                              </mrow>
                              <mo stretchy="false">)</mo>
                            </mrow>
                          </mrow>
                        </msubsup>
                        <mrow>
                          <mi/>
                          <mo stretchy="false">−</mo>
                          <mi/>
                        </mrow>
                        <munder>
                          <munder>
                            <mrow>
                              <msubsup>
                                <mi>S</mi>
                                <mi>N</mi>
                                <mrow>
                                  <mrow>
                                    <mo stretchy="false">(</mo>
                                    <mrow>
                                      <mrow>
                                        <mi/>
                                        <mo stretchy="false">+</mo>
                                        <mi/>
                                      </mrow>
                                    </mrow>
                                    <mo stretchy="false">)</mo>
                                  </mrow>
                                </mrow>
                              </msubsup>
                              <mi/>
                              <msubsup>
                                <mi>S</mi>
                                <mi>N</mi>
                                <mrow>
                                  <mrow>
                                    <mo stretchy="false">(</mo>
                                    <mrow>
                                      <mrow>
                                        <mi/>
                                        <mo stretchy="false">−</mo>
                                        <mi/>
                                      </mrow>
                                    </mrow>
                                    <mo stretchy="false">)</mo>
                                  </mrow>
                                </mrow>
                              </msubsup>
                            </mrow>
                            <mo stretchy="false">⏟</mo>
                          </munder>
                          <mrow>
                            <mrow>
                              <mi/>
                              <mo stretchy="false">=</mo>
                              <mi/>
                            </mrow>
                            <mn>0</mn>
                          </mrow>
                        </munder>
                        <mrow>
                          <mi/>
                          <mo stretchy="false">−</mo>
                          <mi/>
                        </mrow>
                        <msup>
                          <mrow>
                            <mo stretchy="false">[</mo>
                            <mrow>
                              <msubsup>
                                <mi>S</mi>
                                <mi>N</mi>
                                <mrow>
                                  <mrow>
                                    <mo stretchy="false">(</mo>
                                    <mrow>
                                      <mrow>
                                        <mi/>
                                        <mo stretchy="false">−</mo>
                                        <mi/>
                                      </mrow>
                                    </mrow>
                                    <mo stretchy="false">)</mo>
                                  </mrow>
                                </mrow>
                              </msubsup>
                            </mrow>
                            <mo stretchy="false">]</mo>
                          </mrow>
                          <mn>2</mn>
                        </msup>
                      </mrow>
                    </mtd>
                  </mtr>
                </mtable>
              </mrow>
              <mo stretchy="true">}</mo>
            </mrow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row>
              <mi/>
              <mo stretchy="false">−</mo>
              <mi/>
            </mrow>
            <msup>
              <mrow>
                <mo stretchy="false">[</mo>
                <mrow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]</mo>
              </mrow>
              <mn>2</mn>
            </msup>
            <mrow>
              <mi/>
              <mo stretchy="false">=</mo>
              <mi/>
            </mrow>
            <mn>0</mn>
          </mrow>
        </mtd>
      </mtr>
    </mtable>
    <annotation encoding="StarMath 5.0">S _N ^{(0)} ~ S _N ^{(`+-`)} 
~=~ 
left ( 
 {bold 1} _N ~-~ S _N ^{(`+`)} ~-~ S _N ^{(`-`)} 
right ) 
~ S _N ^{(`+-`)} 
~=` newline newline 
left none 
 binom 
 {
  `=~ 
  S _N ^{(`+`)} ~-~ [S _N ^{(`+`)}] ^2 ~-~ 
  {S _N ^{(`-`)} ` S _N ^{(`+`)}} underbrace {`=~ 0} 
 }
 { 
  `=~ 
  S _N ^{(`-`)} ~-~ 
  {S _N ^{(`+`)} ` S _N ^{(`-`)}} underbrace {`=~ 0} 
  ~-~ [S _N ^{(`-`)}] ^2 
 } 
right rbrace 
~=~ 
S _N ^{(`+-`)} ~-~ [S _N ^{(`+-`)}] ^2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33:16.287000000</meta:creation-date>
    <meta:generator>LibreOffice/4.1.4.2$Windows_x86 LibreOffice_project/0a0440ccc0227ad9829de5f46be37cfb6edcf72</meta:generator>
  </office:meta>
</office:document-meta>
</file>